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se1</text:p>
          </table:table-cell>
          <table:table-cell table:number-columns-repeated="7" table:style-name="ce3"/>
          <table:table-cell table:style-name="ce4"/>
          <table:table-cell table:number-columns-repeated="16375"/>
        </table:table-row>
        <table:table-row table:style-name="ro1">
          <table:table-cell office:value-type="string" table:style-name="ce5">
            <text:p>5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210.31700000000001" table:style-name="ce6">
            <text:p>210.317</text:p>
          </table:table-cell>
          <table:table-cell office:value-type="float" office:value="223.22300000000001" table:style-name="ce6">
            <text:p>223.223</text:p>
          </table:table-cell>
          <table:table-cell office:value-type="float" office:value="244.86600000000001" table:style-name="ce6">
            <text:p>244.866</text:p>
          </table:table-cell>
          <table:table-cell office:value-type="float" office:value="9.44" table:style-name="ce6">
            <text:p>9.44</text:p>
          </table:table-cell>
          <table:table-cell office:value-type="float" office:value="37.408999999999999" table:style-name="ce6">
            <text:p>37.409</text:p>
          </table:table-cell>
          <table:table-cell office:value-type="float" office:value="40.268000000000001" table:style-name="ce6">
            <text:p>40.268</text:p>
          </table:table-cell>
          <table:table-cell office:value-type="float" office:value="47.533000000000001" table:style-name="ce6">
            <text:p>47.533</text:p>
          </table:table-cell>
          <table:table-cell office:value-type="float" office:value="2.6850000000000001" table:style-name="ce7">
            <text:p>2.68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2-h5</text:p>
          </table:table-cell>
          <table:table-cell office:value-type="float" office:value="278.072" table:style-name="ce6">
            <text:p>278.072</text:p>
          </table:table-cell>
          <table:table-cell office:value-type="float" office:value="280.27600000000001" table:style-name="ce6">
            <text:p>280.276</text:p>
          </table:table-cell>
          <table:table-cell office:value-type="float" office:value="281.87299999999999" table:style-name="ce6">
            <text:p>281.873</text:p>
          </table:table-cell>
          <table:table-cell office:value-type="float" office:value="1.522" table:style-name="ce6">
            <text:p>1.522</text:p>
          </table:table-cell>
          <table:table-cell office:value-type="float" office:value="265.2" table:style-name="ce6">
            <text:p>265.2</text:p>
          </table:table-cell>
          <table:table-cell office:value-type="float" office:value="269.55900000000003" table:style-name="ce6">
            <text:p>269.559</text:p>
          </table:table-cell>
          <table:table-cell office:value-type="float" office:value="274.839" table:style-name="ce6">
            <text:p>274.839</text:p>
          </table:table-cell>
          <table:table-cell office:value-type="float" office:value="2.1819999999999999" table:style-name="ce7">
            <text:p>2.182</text:p>
          </table:table-cell>
          <table:table-cell table:number-columns-repeated="16375"/>
        </table:table-row>
        <table:table-row table:style-name="ro1">
          <table:table-cell table:style-name="ce5"/>
          <table:table-cell table:number-columns-repeated="4" table:style-name="ce6"/>
          <table:table-cell office:value-type="float" office:value="260.63299999999998" table:style-name="ce6">
            <text:p>260.633</text:p>
          </table:table-cell>
          <table:table-cell office:value-type="float" office:value="268.036" table:style-name="ce6">
            <text:p>268.036</text:p>
          </table:table-cell>
          <table:table-cell office:value-type="float" office:value="272.77" table:style-name="ce6">
            <text:p>272.77</text:p>
          </table:table-cell>
          <table:table-cell office:value-type="float" office:value="4.2089999999999996" table:style-name="ce7">
            <text:p>4.209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3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57.012" table:style-name="ce6">
            <text:p>57.012</text:p>
          </table:table-cell>
          <table:table-cell office:value-type="float" office:value="75.599999999999994" table:style-name="ce6">
            <text:p>75.6</text:p>
          </table:table-cell>
          <table:table-cell office:value-type="float" office:value="108.208" table:style-name="ce6">
            <text:p>108.208</text:p>
          </table:table-cell>
          <table:table-cell office:value-type="float" office:value="15.111000000000001" table:style-name="ce6">
            <text:p>15.111</text:p>
          </table:table-cell>
          <table:table-cell office:value-type="float" office:value="36.755000000000003" table:style-name="ce6">
            <text:p>36.755</text:p>
          </table:table-cell>
          <table:table-cell office:value-type="float" office:value="37.890999999999998" table:style-name="ce6">
            <text:p>37.891</text:p>
          </table:table-cell>
          <table:table-cell office:value-type="float" office:value="41.927" table:style-name="ce6">
            <text:p>41.927</text:p>
          </table:table-cell>
          <table:table-cell office:value-type="float" office:value="1.4279999999999999" table:style-name="ce7">
            <text:p>1.42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2-h5</text:p>
          </table:table-cell>
          <table:table-cell office:value-type="float" office:value="274.87700000000001" table:style-name="ce6">
            <text:p>274.877</text:p>
          </table:table-cell>
          <table:table-cell office:value-type="float" office:value="280.685" table:style-name="ce6">
            <text:p>280.685</text:p>
          </table:table-cell>
          <table:table-cell office:value-type="float" office:value="286.49799999999999" table:style-name="ce6">
            <text:p>286.498</text:p>
          </table:table-cell>
          <table:table-cell office:value-type="float" office:value="4.0960000000000001" table:style-name="ce6">
            <text:p>4.096</text:p>
          </table:table-cell>
          <table:table-cell office:value-type="float" office:value="36.628" table:style-name="ce6">
            <text:p>36.628</text:p>
          </table:table-cell>
          <table:table-cell office:value-type="float" office:value="38.28" table:style-name="ce6">
            <text:p>38.28</text:p>
          </table:table-cell>
          <table:table-cell office:value-type="float" office:value="45.249000000000002" table:style-name="ce6">
            <text:p>45.249</text:p>
          </table:table-cell>
          <table:table-cell office:value-type="float" office:value="2.3730000000000002" table:style-name="ce7">
            <text:p>2.373</text:p>
          </table:table-cell>
          <table:table-cell table:number-columns-repeated="16375"/>
        </table:table-row>
        <table:table-row table:style-name="ro1">
          <table:table-cell table:style-name="ce5"/>
          <table:table-cell table:number-columns-repeated="7" table:style-name="ce6"/>
          <table:table-cell table:style-name="ce7"/>
          <table:table-cell table:number-columns-repeated="16375"/>
        </table:table-row>
        <table:table-row table:style-name="ro1">
          <table:table-cell office:value-type="string" table:style-name="ce5">
            <text:p>1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41.814" table:style-name="ce6">
            <text:p>41.814</text:p>
          </table:table-cell>
          <table:table-cell office:value-type="float" office:value="43.107999999999997" table:style-name="ce6">
            <text:p>43.108</text:p>
          </table:table-cell>
          <table:table-cell office:value-type="float" office:value="46.786000000000001" table:style-name="ce6">
            <text:p>46.786</text:p>
          </table:table-cell>
          <table:table-cell office:value-type="float" office:value="1.4690000000000001" table:style-name="ce6">
            <text:p>1.469</text:p>
          </table:table-cell>
          <table:table-cell office:value-type="float" office:value="37.210999999999999" table:style-name="ce6">
            <text:p>37.211</text:p>
          </table:table-cell>
          <table:table-cell office:value-type="float" office:value="38.106999999999999" table:style-name="ce6">
            <text:p>38.107</text:p>
          </table:table-cell>
          <table:table-cell office:value-type="float" office:value="39.057000000000002" table:style-name="ce6">
            <text:p>39.057</text:p>
          </table:table-cell>
          <table:table-cell office:value-type="float" office:value="0.59599999999999997" table:style-name="ce7">
            <text:p>0.596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2-h5</text:p>
          </table:table-cell>
          <table:table-cell office:value-type="float" office:value="42.485999999999997" table:style-name="ce9">
            <text:p>42.486</text:p>
          </table:table-cell>
          <table:table-cell office:value-type="float" office:value="43.515999999999998" table:style-name="ce9">
            <text:p>43.516</text:p>
          </table:table-cell>
          <table:table-cell office:value-type="float" office:value="44.502000000000002" table:style-name="ce9">
            <text:p>44.502</text:p>
          </table:table-cell>
          <table:table-cell office:value-type="float" office:value="0.67500000000000004" table:style-name="ce9">
            <text:p>0.675</text:p>
          </table:table-cell>
          <table:table-cell office:value-type="float" office:value="37.549999999999997" table:style-name="ce9">
            <text:p>37.55</text:p>
          </table:table-cell>
          <table:table-cell office:value-type="float" office:value="38.200000000000003" table:style-name="ce9">
            <text:p>38.2</text:p>
          </table:table-cell>
          <table:table-cell office:value-type="float" office:value="39.238999999999997" table:style-name="ce9">
            <text:p>39.239</text:p>
          </table:table-cell>
          <table:table-cell office:value-type="float" office:value="0.65300000000000002" table:style-name="ce10">
            <text:p>0.65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se2</text:p>
          </table:table-cell>
          <table:table-cell table:number-columns-repeated="7" table:style-name="ce3"/>
          <table:table-cell table:style-name="ce4"/>
          <table:table-cell table:number-columns-repeated="16375"/>
        </table:table-row>
        <table:table-row table:style-name="ro1">
          <table:table-cell office:value-type="string" table:style-name="ce5">
            <text:p>5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268.85000000000002" table:style-name="ce6">
            <text:p>268.85</text:p>
          </table:table-cell>
          <table:table-cell office:value-type="float" office:value="296.82400000000001" table:style-name="ce6">
            <text:p>296.824</text:p>
          </table:table-cell>
          <table:table-cell office:value-type="float" office:value="320.15800000000002" table:style-name="ce6">
            <text:p>320.158</text:p>
          </table:table-cell>
          <table:table-cell office:value-type="float" office:value="18.25" table:style-name="ce6">
            <text:p>18.25</text:p>
          </table:table-cell>
          <table:table-cell office:value-type="float" office:value="209.52600000000001" table:style-name="ce6">
            <text:p>209.526</text:p>
          </table:table-cell>
          <table:table-cell office:value-type="float" office:value="213.21600000000001" table:style-name="ce6">
            <text:p>213.216</text:p>
          </table:table-cell>
          <table:table-cell office:value-type="float" office:value="216.63200000000001" table:style-name="ce6">
            <text:p>216.632</text:p>
          </table:table-cell>
          <table:table-cell office:value-type="float" office:value="3.0110000000000001" table:style-name="ce7">
            <text:p>3.011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2-h4</text:p>
          </table:table-cell>
          <table:table-cell office:value-type="float" office:value="357.02600000000001" table:style-name="ce6">
            <text:p>357.026</text:p>
          </table:table-cell>
          <table:table-cell office:value-type="float" office:value="377.02600000000001" table:style-name="ce6">
            <text:p>377.026</text:p>
          </table:table-cell>
          <table:table-cell office:value-type="float" office:value="404.79700000000003" table:style-name="ce6">
            <text:p>404.797</text:p>
          </table:table-cell>
          <table:table-cell office:value-type="float" office:value="20.273" table:style-name="ce6">
            <text:p>20.273</text:p>
          </table:table-cell>
          <table:table-cell office:value-type="float" office:value="272.45100000000002" table:style-name="ce6">
            <text:p>272.451</text:p>
          </table:table-cell>
          <table:table-cell office:value-type="float" office:value="274.73500000000001" table:style-name="ce6">
            <text:p>274.735</text:p>
          </table:table-cell>
          <table:table-cell office:value-type="float" office:value="275.93700000000001" table:style-name="ce6">
            <text:p>275.937</text:p>
          </table:table-cell>
          <table:table-cell office:value-type="float" office:value="1.167" table:style-name="ce7">
            <text:p>1.167</text:p>
          </table:table-cell>
          <table:table-cell table:number-columns-repeated="16375"/>
        </table:table-row>
        <table:table-row table:style-name="ro1">
          <table:table-cell table:style-name="ce5"/>
          <table:table-cell table:number-columns-repeated="7" table:style-name="ce6"/>
          <table:table-cell table:style-name="ce7"/>
          <table:table-cell table:number-columns-repeated="16375"/>
        </table:table-row>
        <table:table-row table:style-name="ro1">
          <table:table-cell office:value-type="string" table:style-name="ce5">
            <text:p>3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213" table:style-name="ce6">
            <text:p>213</text:p>
          </table:table-cell>
          <table:table-cell office:value-type="float" office:value="221.68899999999999" table:style-name="ce6">
            <text:p>221.689</text:p>
          </table:table-cell>
          <table:table-cell office:value-type="float" office:value="229.21899999999999" table:style-name="ce6">
            <text:p>229.219</text:p>
          </table:table-cell>
          <table:table-cell office:value-type="float" office:value="6.2380000000000004" table:style-name="ce6">
            <text:p>6.238</text:p>
          </table:table-cell>
          <table:table-cell office:value-type="float" office:value="38.468000000000004" table:style-name="ce6">
            <text:p>38.468</text:p>
          </table:table-cell>
          <table:table-cell office:value-type="float" office:value="39.231999999999999" table:style-name="ce6">
            <text:p>39.232</text:p>
          </table:table-cell>
          <table:table-cell office:value-type="float" office:value="39.96" table:style-name="ce6">
            <text:p>39.96</text:p>
          </table:table-cell>
          <table:table-cell office:value-type="float" office:value="0.44800000000000001" table:style-name="ce7">
            <text:p>0.44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2-h4</text:p>
          </table:table-cell>
          <table:table-cell office:value-type="float" office:value="296.50400000000002" table:style-name="ce6">
            <text:p>296.504</text:p>
          </table:table-cell>
          <table:table-cell office:value-type="float" office:value="302.91899999999998" table:style-name="ce6">
            <text:p>302.919</text:p>
          </table:table-cell>
          <table:table-cell office:value-type="float" office:value="321.21100000000001" table:style-name="ce6">
            <text:p>321.211</text:p>
          </table:table-cell>
          <table:table-cell office:value-type="float" office:value="7.7329999999999997" table:style-name="ce6">
            <text:p>7.733</text:p>
          </table:table-cell>
          <table:table-cell office:value-type="float" office:value="38.524999999999999" table:style-name="ce6">
            <text:p>38.525</text:p>
          </table:table-cell>
          <table:table-cell office:value-type="float" office:value="39.243000000000002" table:style-name="ce6">
            <text:p>39.243</text:p>
          </table:table-cell>
          <table:table-cell office:value-type="float" office:value="39.994999999999997" table:style-name="ce6">
            <text:p>39.995</text:p>
          </table:table-cell>
          <table:table-cell office:value-type="float" office:value="0.46899999999999997" table:style-name="ce7">
            <text:p>0.469</text:p>
          </table:table-cell>
          <table:table-cell table:number-columns-repeated="16375"/>
        </table:table-row>
        <table:table-row table:style-name="ro1">
          <table:table-cell table:style-name="ce5"/>
          <table:table-cell table:number-columns-repeated="7" table:style-name="ce6"/>
          <table:table-cell table:style-name="ce7"/>
          <table:table-cell table:number-columns-repeated="16375"/>
        </table:table-row>
        <table:table-row table:style-name="ro1">
          <table:table-cell office:value-type="string" table:style-name="ce5">
            <text:p>1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42.832000000000001" table:style-name="ce6">
            <text:p>42.832</text:p>
          </table:table-cell>
          <table:table-cell office:value-type="float" office:value="43.442999999999998" table:style-name="ce6">
            <text:p>43.443</text:p>
          </table:table-cell>
          <table:table-cell office:value-type="float" office:value="44.234000000000002" table:style-name="ce6">
            <text:p>44.234</text:p>
          </table:table-cell>
          <table:table-cell office:value-type="float" office:value="0.48399999999999999" table:style-name="ce6">
            <text:p>0.484</text:p>
          </table:table-cell>
          <table:table-cell office:value-type="float" office:value="39.984999999999999" table:style-name="ce6">
            <text:p>39.985</text:p>
          </table:table-cell>
          <table:table-cell office:value-type="float" office:value="38.015999999999998" table:style-name="ce6">
            <text:p>38.016</text:p>
          </table:table-cell>
          <table:table-cell office:value-type="float" office:value="38.572000000000003" table:style-name="ce6">
            <text:p>38.572</text:p>
          </table:table-cell>
          <table:table-cell office:value-type="float" office:value="0.432" table:style-name="ce7">
            <text:p>0.432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2-h4</text:p>
          </table:table-cell>
          <table:table-cell office:value-type="float" office:value="41.622" table:style-name="ce9">
            <text:p>41.622</text:p>
          </table:table-cell>
          <table:table-cell office:value-type="float" office:value="42.396000000000001" table:style-name="ce9">
            <text:p>42.396</text:p>
          </table:table-cell>
          <table:table-cell office:value-type="float" office:value="44.542999999999999" table:style-name="ce9">
            <text:p>44.543</text:p>
          </table:table-cell>
          <table:table-cell office:value-type="float" office:value="0.93600000000000005" table:style-name="ce9">
            <text:p>0.936</text:p>
          </table:table-cell>
          <table:table-cell office:value-type="float" office:value="36.991999999999997" table:style-name="ce9">
            <text:p>36.992</text:p>
          </table:table-cell>
          <table:table-cell office:value-type="float" office:value="38.006999999999998" table:style-name="ce9">
            <text:p>38.007</text:p>
          </table:table-cell>
          <table:table-cell office:value-type="float" office:value="39.061999999999998" table:style-name="ce9">
            <text:p>39.062</text:p>
          </table:table-cell>
          <table:table-cell office:value-type="float" office:value="0.73899999999999999" table:style-name="ce10">
            <text:p>0.7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ase3</text:p>
          </table:table-cell>
          <table:table-cell table:number-columns-repeated="7" table:style-name="ce3"/>
          <table:table-cell table:style-name="ce4"/>
          <table:table-cell table:number-columns-repeated="16375"/>
        </table:table-row>
        <table:table-row table:style-name="ro1">
          <table:table-cell office:value-type="string" table:style-name="ce5">
            <text:p>5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208.303" table:style-name="ce6">
            <text:p>208.303</text:p>
          </table:table-cell>
          <table:table-cell office:value-type="float" office:value="216.48" table:style-name="ce6">
            <text:p>216.48</text:p>
          </table:table-cell>
          <table:table-cell office:value-type="float" office:value="220.66200000000001" table:style-name="ce6">
            <text:p>220.662</text:p>
          </table:table-cell>
          <table:table-cell office:value-type="float" office:value="4.4649999999999999" table:style-name="ce6">
            <text:p>4.465</text:p>
          </table:table-cell>
          <table:table-cell office:value-type="float" office:value="37.631" table:style-name="ce6">
            <text:p>37.631</text:p>
          </table:table-cell>
          <table:table-cell office:value-type="float" office:value="40.997999999999998" table:style-name="ce6">
            <text:p>40.998</text:p>
          </table:table-cell>
          <table:table-cell office:value-type="float" office:value="49.488" table:style-name="ce6">
            <text:p>49.488</text:p>
          </table:table-cell>
          <table:table-cell office:value-type="float" office:value="3.2559999999999998" table:style-name="ce7">
            <text:p>3.25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2-h5</text:p>
          </table:table-cell>
          <table:table-cell office:value-type="float" office:value="269.29700000000003" table:style-name="ce6">
            <text:p>269.297</text:p>
          </table:table-cell>
          <table:table-cell office:value-type="float" office:value="273.37700000000001" table:style-name="ce6">
            <text:p>273.377</text:p>
          </table:table-cell>
          <table:table-cell office:value-type="float" office:value="277.45800000000003" table:style-name="ce6">
            <text:p>277.458</text:p>
          </table:table-cell>
          <table:table-cell office:value-type="float" office:value="4.1130000000000004" table:style-name="ce6">
            <text:p>4.113</text:p>
          </table:table-cell>
          <table:table-cell office:value-type="float" office:value="269.13299999999998" table:style-name="ce6">
            <text:p>269.133</text:p>
          </table:table-cell>
          <table:table-cell office:value-type="float" office:value="272.39400000000001" table:style-name="ce6">
            <text:p>272.394</text:p>
          </table:table-cell>
          <table:table-cell office:value-type="float" office:value="274.47399999999999" table:style-name="ce6">
            <text:p>274.474</text:p>
          </table:table-cell>
          <table:table-cell office:value-type="float" office:value="2.0960000000000001" table:style-name="ce7">
            <text:p>2.096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3-h6</text:p>
          </table:table-cell>
          <table:table-cell office:value-type="float" office:value="426.20499999999998" table:style-name="ce6">
            <text:p>426.205</text:p>
          </table:table-cell>
          <table:table-cell office:value-type="float" office:value="435.24400000000003" table:style-name="ce6">
            <text:p>435.244</text:p>
          </table:table-cell>
          <table:table-cell office:value-type="float" office:value="443.197" table:style-name="ce6">
            <text:p>443.197</text:p>
          </table:table-cell>
          <table:table-cell office:value-type="float" office:value="6.9790000000000001" table:style-name="ce6">
            <text:p>6.979</text:p>
          </table:table-cell>
          <table:table-cell office:value-type="float" office:value="421.06799999999998" table:style-name="ce6">
            <text:p>421.068</text:p>
          </table:table-cell>
          <table:table-cell office:value-type="float" office:value="424.15100000000001" table:style-name="ce6">
            <text:p>424.151</text:p>
          </table:table-cell>
          <table:table-cell office:value-type="float" office:value="425.82600000000002" table:style-name="ce6">
            <text:p>425.826</text:p>
          </table:table-cell>
          <table:table-cell office:value-type="float" office:value="1.589" table:style-name="ce7">
            <text:p>1.589</text:p>
          </table:table-cell>
          <table:table-cell table:number-columns-repeated="16375"/>
        </table:table-row>
        <table:table-row table:style-name="ro1">
          <table:table-cell table:style-name="ce5"/>
          <table:table-cell table:number-columns-repeated="7" table:style-name="ce6"/>
          <table:table-cell table:style-name="ce7"/>
          <table:table-cell table:number-columns-repeated="16375"/>
        </table:table-row>
        <table:table-row table:style-name="ro1">
          <table:table-cell office:value-type="string" table:style-name="ce5">
            <text:p>3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205.74199999999999" table:style-name="ce6">
            <text:p>205.742</text:p>
          </table:table-cell>
          <table:table-cell office:value-type="float" office:value="210.75399999999999" table:style-name="ce6">
            <text:p>210.754</text:p>
          </table:table-cell>
          <table:table-cell office:value-type="float" office:value="216.244" table:style-name="ce6">
            <text:p>216.244</text:p>
          </table:table-cell>
          <table:table-cell office:value-type="float" office:value="3.7679999999999998" table:style-name="ce6">
            <text:p>3.768</text:p>
          </table:table-cell>
          <table:table-cell office:value-type="float" office:value="36.542000000000002" table:style-name="ce6">
            <text:p>36.542</text:p>
          </table:table-cell>
          <table:table-cell office:value-type="float" office:value="38.055" table:style-name="ce6">
            <text:p>38.055</text:p>
          </table:table-cell>
          <table:table-cell office:value-type="float" office:value="40.506999999999998" table:style-name="ce6">
            <text:p>40.507</text:p>
          </table:table-cell>
          <table:table-cell office:value-type="float" office:value="1.1679999999999999" table:style-name="ce7">
            <text:p>1.168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2-h5</text:p>
          </table:table-cell>
          <table:table-cell office:value-type="float" office:value="271.33300000000003" table:style-name="ce6">
            <text:p>271.333</text:p>
          </table:table-cell>
          <table:table-cell office:value-type="float" office:value="273.37700000000001" table:style-name="ce6">
            <text:p>273.377</text:p>
          </table:table-cell>
          <table:table-cell office:value-type="float" office:value="278.93599999999998" table:style-name="ce6">
            <text:p>278.936</text:p>
          </table:table-cell>
          <table:table-cell office:value-type="float" office:value="2.629" table:style-name="ce6">
            <text:p>2.629</text:p>
          </table:table-cell>
          <table:table-cell office:value-type="float" office:value="36.396999999999998" table:style-name="ce6">
            <text:p>36.397</text:p>
          </table:table-cell>
          <table:table-cell office:value-type="float" office:value="37.287999999999997" table:style-name="ce6">
            <text:p>37.288</text:p>
          </table:table-cell>
          <table:table-cell office:value-type="float" office:value="38.337000000000003" table:style-name="ce6">
            <text:p>38.337</text:p>
          </table:table-cell>
          <table:table-cell office:value-type="float" office:value="0.65700000000000003" table:style-name="ce7">
            <text:p>0.657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3-h6</text:p>
          </table:table-cell>
          <table:table-cell office:value-type="float" office:value="425.21699999999998" table:style-name="ce6">
            <text:p>425.217</text:p>
          </table:table-cell>
          <table:table-cell office:value-type="float" office:value="427.49400000000003" table:style-name="ce6">
            <text:p>427.494</text:p>
          </table:table-cell>
          <table:table-cell office:value-type="float" office:value="431.46899999999999" table:style-name="ce6">
            <text:p>431.469</text:p>
          </table:table-cell>
          <table:table-cell office:value-type="float" office:value="2.4990000000000001" table:style-name="ce6">
            <text:p>2.499</text:p>
          </table:table-cell>
          <table:table-cell office:value-type="float" office:value="425.185" table:style-name="ce6">
            <text:p>425.185</text:p>
          </table:table-cell>
          <table:table-cell office:value-type="float" office:value="426.29199999999997" table:style-name="ce6">
            <text:p>426.292</text:p>
          </table:table-cell>
          <table:table-cell office:value-type="float" office:value="430.23099999999999" table:style-name="ce6">
            <text:p>430.231</text:p>
          </table:table-cell>
          <table:table-cell office:value-type="float" office:value="1.4890000000000001" table:style-name="ce7">
            <text:p>1.489</text:p>
          </table:table-cell>
          <table:table-cell table:number-columns-repeated="16375"/>
        </table:table-row>
        <table:table-row table:style-name="ro1">
          <table:table-cell table:style-name="ce5"/>
          <table:table-cell table:number-columns-repeated="7" table:style-name="ce6"/>
          <table:table-cell table:style-name="ce7"/>
          <table:table-cell table:number-columns-repeated="16375"/>
        </table:table-row>
        <table:table-row table:style-name="ro1">
          <table:table-cell office:value-type="string" table:style-name="ce5">
            <text:p>10M</text:p>
          </table:table-cell>
          <table:table-cell table:style-name="ce6"/>
          <table:table-cell office:value-type="string" table:style-name="ce6">
            <text:p>Before</text:p>
          </table:table-cell>
          <table:table-cell table:number-columns-repeated="3" table:style-name="ce6"/>
          <table:table-cell office:value-type="string" table:style-name="ce6">
            <text:p>After</text:p>
          </table:table-cell>
          <table:table-cell table:style-name="ce6"/>
          <table:table-cell table:style-name="ce7"/>
          <table:table-cell table:number-columns-repeated="16375"/>
        </table:table-row>
        <table:table-row table:style-name="ro1">
          <table:table-cell table:style-name="ce5"/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mdev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avg</text:p>
          </table:table-cell>
          <table:table-cell office:value-type="string" table:style-name="ce6">
            <text:p>max</text:p>
          </table:table-cell>
          <table:table-cell office:value-type="string" table:style-name="ce7">
            <text:p>mdev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1-h4</text:p>
          </table:table-cell>
          <table:table-cell office:value-type="float" office:value="41.517000000000003" table:style-name="ce6">
            <text:p>41.517</text:p>
          </table:table-cell>
          <table:table-cell office:value-type="float" office:value="42.601999999999997" table:style-name="ce6">
            <text:p>42.602</text:p>
          </table:table-cell>
          <table:table-cell office:value-type="float" office:value="44.917999999999999" table:style-name="ce6">
            <text:p>44.918</text:p>
          </table:table-cell>
          <table:table-cell office:value-type="float" office:value="0.96599999999999997" table:style-name="ce6">
            <text:p>0.966</text:p>
          </table:table-cell>
          <table:table-cell office:value-type="float" office:value="37.082000000000001" table:style-name="ce6">
            <text:p>37.082</text:p>
          </table:table-cell>
          <table:table-cell office:value-type="float" office:value="38.155999999999999" table:style-name="ce6">
            <text:p>38.156</text:p>
          </table:table-cell>
          <table:table-cell office:value-type="float" office:value="40.023000000000003" table:style-name="ce6">
            <text:p>40.023</text:p>
          </table:table-cell>
          <table:table-cell office:value-type="float" office:value="0.97499999999999998" table:style-name="ce7">
            <text:p>0.975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h2-h5</text:p>
          </table:table-cell>
          <table:table-cell office:value-type="float" office:value="41.601999999999997" table:style-name="ce6">
            <text:p>41.602</text:p>
          </table:table-cell>
          <table:table-cell office:value-type="float" office:value="43.131999999999998" table:style-name="ce6">
            <text:p>43.132</text:p>
          </table:table-cell>
          <table:table-cell office:value-type="float" office:value="44.731000000000002" table:style-name="ce6">
            <text:p>44.731</text:p>
          </table:table-cell>
          <table:table-cell office:value-type="float" office:value="0.94299999999999995" table:style-name="ce6">
            <text:p>0.943</text:p>
          </table:table-cell>
          <table:table-cell office:value-type="float" office:value="37.597999999999999" table:style-name="ce6">
            <text:p>37.598</text:p>
          </table:table-cell>
          <table:table-cell office:value-type="float" office:value="38.386000000000003" table:style-name="ce6">
            <text:p>38.386</text:p>
          </table:table-cell>
          <table:table-cell office:value-type="float" office:value="38.999000000000002" table:style-name="ce6">
            <text:p>38.999</text:p>
          </table:table-cell>
          <table:table-cell office:value-type="float" office:value="0.38700000000000001" table:style-name="ce7">
            <text:p>0.387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h3-h6</text:p>
          </table:table-cell>
          <table:table-cell office:value-type="float" office:value="423.88" table:style-name="ce9">
            <text:p>423.88</text:p>
          </table:table-cell>
          <table:table-cell office:value-type="float" office:value="426.517" table:style-name="ce9">
            <text:p>426.517</text:p>
          </table:table-cell>
          <table:table-cell office:value-type="float" office:value="429.517" table:style-name="ce9">
            <text:p>429.517</text:p>
          </table:table-cell>
          <table:table-cell office:value-type="float" office:value="429.80799999999999" table:style-name="ce9">
            <text:p>429.808</text:p>
          </table:table-cell>
          <table:table-cell office:value-type="float" office:value="36.981000000000002" table:style-name="ce9">
            <text:p>36.981</text:p>
          </table:table-cell>
          <table:table-cell office:value-type="float" office:value="37.701999999999998" table:style-name="ce9">
            <text:p>37.702</text:p>
          </table:table-cell>
          <table:table-cell office:value-type="float" office:value="38.944000000000003" table:style-name="ce9">
            <text:p>38.944</text:p>
          </table:table-cell>
          <table:table-cell office:value-type="float" office:value="0.52300000000000002" table:style-name="ce10">
            <text:p>0.523</text:p>
          </table:table-cell>
          <table:table-cell table:number-columns-repeated="16375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V Cruzat</meta:initial-creator>
    <dc:creator>KV Cruzat</dc:creator>
    <meta:creation-date>2016-05-05T20:20:21Z</meta:creation-date>
    <dc:date>2016-05-06T21:14:26Z</dc:date>
  </office:meta>
</office:document-meta>
</file>